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d392" officeooo:paragraph-rsid="0008d392"/>
    </style:style>
    <style:style style:name="P2" style:family="paragraph" style:parent-style-name="Standard">
      <style:text-properties fo:color="#000000" officeooo:rsid="0008d392" officeooo:paragraph-rsid="0008d392"/>
    </style:style>
    <style:style style:name="P3" style:family="paragraph" style:parent-style-name="Standard">
      <style:text-properties officeooo:rsid="0009137d" officeooo:paragraph-rsid="0009137d"/>
    </style:style>
    <style:style style:name="T1" style:family="text">
      <style:text-properties fo:font-style="italic"/>
    </style:style>
    <style:style style:name="T2" style:family="text">
      <style:text-properties fo:font-style="italic" fo:font-weight="normal" style:font-weight-asian="normal" style:font-weight-complex="normal"/>
    </style:style>
    <style:style style:name="T3" style:family="text">
      <style:text-properties fo:font-style="italic" fo:font-weight="normal" officeooo:rsid="0009137d" style:font-weight-asian="normal" style:font-weight-complex="normal"/>
    </style:style>
    <style:style style:name="T4" style:family="text">
      <style:text-properties officeooo:rsid="000913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SA Computer Vision Implementation Report</text:p>
      <text:p text:style-name="P1"/>
      <text:p text:style-name="P1"/>
      <text:p text:style-name="P1"/>
      <text:p text:style-name="P1">The task to be finished is to implement methods and techniques that iterating over a series of stereo images people and cars will be detected and the real life distance between these objects and the camera will be calculated. The minimum distance to an object should also be outputted by the script. To achieve this, the code for iterating over the series of images was reused from stereo_disparity.py. Subsequently the objects above were recognized using YOLO (You Only Look Once) which is a real time, open source, multiple object detection algorithm. <text:span text:style-name="T4">[2]</text:span></text:p>
      <text:p text:style-name="P1"/>
      <text:p text:style-name="P3">The code runs in a for loop that iterates over all the left images and finds the correct right image pair. The right image is in greyscale format however this is not a problem as it is only needed for disparity and depth calculation. The left (coloured) image is used for the object recognition. Therefore, the left image needs to be converted to greyscale (ALSO KEEP THE ORIGINAL)</text:p>
      <text:p text:style-name="P1"/>
      <text:p text:style-name="P1"/>
      <text:p text:style-name="P1"/>
      <text:p text:style-name="P1"/>
      <text:p text:style-name="P1">References:</text:p>
      <text:p text:style-name="P2"><text:bookmark text:name="js-reference-string-0"/><text:span text:style-name="T4">[1]</text:span>Jeong, H., Park, K. and Ha, Y. (2018). Image Preprocessing for Efficient Training of YOLO Deep Learning Networks. <text:span text:style-name="T1">2018 IEEE International Conference on Big Data and Smart Computing (BigComp)</text:span>.</text:p>
      <text:p text:style-name="P1"/>
      <text:p text:style-name="P1"><text:span text:style-name="T3">[2]</text:span><text:span text:style-name="T2">Joseph Redmon, Santosh Divvala, Ross Girshick, Ali Farhadi</text:span>; The IEEE Conference on Computer Vision and Pattern Recognition (CVPR), 2016, pp. 779-78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1:38.148353489</meta:creation-date>
    <dc:date>2019-12-11T23:07:05.789129566</dc:date>
    <meta:editing-duration>PT55M7S</meta:editing-duration>
    <meta:editing-cycles>1</meta:editing-cycles>
    <meta:document-statistic meta:table-count="0" meta:image-count="0" meta:object-count="0" meta:page-count="1" meta:paragraph-count="6" meta:word-count="216" meta:character-count="1336" meta:non-whitespace-character-count="1125"/>
    <meta:generator>LibreOffice/6.0.7.3$Linux_X86_64 LibreOffice_project/00m0$Build-3</meta:generator>
  </office:meta>
</office:document-meta>
</file>